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Standard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Calibri Light" svg:font-family="'Calibri Light'" style:font-adornments="Standard" style:font-family-generic="swiss" style:font-pitch="variable"/>
    <style:font-face style:name="Calibri Light1" svg:font-family="'Calibri Light'" style:font-adornments="Fett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1f1554a"/>
    </style:style>
    <style:style style:name="P2" style:family="paragraph" style:parent-style-name="Text_20_body">
      <style:text-properties officeooo:rsid="01c80e11" officeooo:paragraph-rsid="01c80e11"/>
    </style:style>
    <style:style style:name="P3" style:family="paragraph" style:parent-style-name="Text_20_body">
      <style:text-properties officeooo:rsid="01ebe1cb" officeooo:paragraph-rsid="01ebe1cb"/>
    </style:style>
    <style:style style:name="P4" style:family="paragraph" style:parent-style-name="Title">
      <style:paragraph-properties fo:text-align="center" style:justify-single-word="false"/>
      <style:text-properties officeooo:rsid="01acc28e" officeooo:paragraph-rsid="01f2f212"/>
    </style:style>
    <style:style style:name="P5" style:family="paragraph" style:parent-style-name="Footer">
      <style:text-properties officeooo:paragraph-rsid="01f2f212"/>
    </style:style>
    <style:style style:name="P6" style:family="paragraph" style:parent-style-name="Footnote">
      <style:text-properties officeooo:paragraph-rsid="01f2f212"/>
    </style:style>
    <style:style style:name="P7" style:family="paragraph" style:parent-style-name="Heading_20_1">
      <style:text-properties officeooo:rsid="01f1554a" officeooo:paragraph-rsid="01f1554a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 style:list-style-name="List_20_1">
      <style:text-properties officeooo:rsid="01c80e11" officeooo:paragraph-rsid="01c80e11"/>
    </style:style>
    <style:style style:name="T1" style:family="text">
      <style:text-properties officeooo:rsid="0168f702"/>
    </style:style>
    <style:style style:name="T2" style:family="text">
      <style:text-properties style:font-name="Calibri" fo:font-size="9pt" officeooo:rsid="01f1554a"/>
    </style:style>
    <style:style style:name="T3" style:family="text">
      <style:text-properties style:font-name="Calibri" fo:font-size="9pt" officeooo:rsid="01ebf43e"/>
    </style:style>
    <style:style style:name="T4" style:family="text">
      <style:text-properties style:font-name="Calibri" fo:font-size="9pt" officeooo:rsid="01d0ff86"/>
    </style:style>
    <style:style style:name="T5" style:family="text">
      <style:text-properties style:font-name="Calibri" fo:font-size="9pt" officeooo:rsid="0168f702"/>
    </style:style>
    <style:style style:name="T6" style:family="text">
      <style:text-properties style:font-name="Calibri" fo:font-size="9pt" officeooo:rsid="01f5f510"/>
    </style:style>
    <style:style style:name="T7" style:family="text">
      <style:text-properties style:font-name="Calibri" fo:font-size="9pt" officeooo:rsid="01ee0839"/>
    </style:style>
    <style:style style:name="T8" style:family="text">
      <style:text-properties style:font-name="Calibri" fo:font-size="9pt" officeooo:rsid="01d5aa0b"/>
    </style:style>
    <style:style style:name="T9" style:family="text">
      <style:text-properties style:font-name="Calibri" fo:font-size="11pt"/>
    </style:style>
    <style:style style:name="T10" style:family="text">
      <style:text-properties officeooo:rsid="01b9a23c"/>
    </style:style>
    <style:style style:name="T11" style:family="text">
      <style:text-properties officeooo:rsid="01c94c4e"/>
    </style:style>
    <style:style style:name="T12" style:family="text">
      <style:text-properties officeooo:rsid="01b3b322"/>
    </style:style>
    <style:style style:name="T13" style:family="text">
      <style:text-properties officeooo:rsid="01bc1c10"/>
    </style:style>
    <style:style style:name="T14" style:family="text">
      <style:text-properties officeooo:rsid="01d6c59f"/>
    </style:style>
    <style:style style:name="T15" style:family="text">
      <style:text-properties officeooo:rsid="01f1554a"/>
    </style:style>
    <style:style style:name="T16" style:family="text">
      <style:text-properties officeooo:rsid="01ef1d9b"/>
    </style:style>
    <style:style style:name="T17" style:family="text">
      <style:text-properties officeooo:rsid="01c015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KM<text:note text:id="ftn1" text:note-class="footnote"><text:note-citation>1</text:note-citation><text:note-body><text:p text:style-name="P6"><text:tab/><text:span text:style-name="T13">HKM steht für Horst-Klaus-Max --- mangels eines </text:span><text:span text:style-name="T16">(bisher) </text:span><text:span text:style-name="T13">besseren </text:span><text:span text:style-name="T16">(griffigeren) </text:span><text:span text:style-name="T13">Namen für das Vario</text:span></text:p></text:note-body></text:note> - <text:span text:style-name="T12">das neue Vario aus dem </text:span><text:span text:style-name="T14">O</text:span><text:span text:style-name="T12">denwald</text:span><text:line-break/><text:span text:style-name="T15">Cheat Sheet</text:span><text:span text:style-name="T17"><text:note text:id="ftn2" text:note-class="footnote"><text:note-citation>2</text:note-citation><text:note-body><text:p text:style-name="Footnote"><text:tab/><text:span text:style-name="T16">Zur Nomenklatur : Handbuch Version h.m.n.x korrespondiert mit Software-Version h.m.n und ist die x.te Text-Iteration passend zu dieser Software-Version.</text:span></text:p></text:note-body></text:note></text:span></text:p>
      <text:p text:style-name="Text_20_body"/>
      <text:h text:style-name="P7" text:outline-level="1">Cheat 1</text:h>
      <text:p text:style-name="Text_20_body">Wenn <text:span text:style-name="T15">während des Vario-Einschaltvorgangs Button 5 gedrückt ist, wird erzwungen, dass mit den Fabrik-Einstellungen der Konfigurationsdaten gestartet wird.</text:span></text:p>
      <text:p text:style-name="Text_20_body"/>
      <text:h text:style-name="Heading_20_1" text:outline-level="1">Cheat 2</text:h>
      <text:p text:style-name="P1">Wenn <text:span text:style-name="T15">während des Vario-Einschaltvorgangs Button 4 gedrückt ist, wird erzwungen, dass das LogBook gelöscht wird.</text:span></text:p>
      <text:p text:style-name="P1"/>
      <text:h text:style-name="P8" text:outline-level="1">Autoren und Kontributoren für das HKM</text:h>
      <text:p text:style-name="Text_20_body"/>
      <text:p text:style-name="P2">Das HKM <text:span text:style-name="T9">konnte </text:span>entstehen durch die Zusammenarbeit und die Beiträge folgender Personen</text:p>
      <text:p text:style-name="P2"/>
      <text:list xml:id="list3799914113" text:style-name="List_20_1">
        <text:list-item>
          <text:p text:style-name="P9">Betz, Max</text:p>
        </text:list-item>
        <text:list-item>
          <text:p text:style-name="P9">Foerderer, Marc</text:p>
        </text:list-item>
        <text:list-item>
          <text:p text:style-name="P9">Langer, Stefan</text:p>
        </text:list-item>
        <text:list-item>
          <text:p text:style-name="P9">Maier, Felix</text:p>
        </text:list-item>
        <text:list-item>
          <text:p text:style-name="P9">Rupp, Horst</text:p>
        </text:list-item>
        <text:list-item>
          <text:p text:style-name="P9">Schäfer, Klaus</text:p>
        </text:list-item>
        <text:list-item>
          <text:p text:style-name="P9">Simon, Winfried</text:p>
        </text:list-item>
        <text:list-item>
          <text:p text:style-name="P9">Wahlig, Uwe</text:p>
        </text:list-item>
      </text:list>
      <text:p text:style-name="P2"/>
      <text:p text:style-name="P3">(in alphanumerischer Reihenfolge, ohne Berücksichtigung des Umfangs oder des Gewichtes des jeweiligen persönlichen Beitrags)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adornments="Standard" style:font-family-generic="swiss" style:font-pitch="variable"/>
    <style:font-face style:name="Calibri Light" svg:font-family="'Calibri Light'" style:font-adornments="Standard" style:font-family-generic="swiss" style:font-pitch="variable"/>
    <style:font-face style:name="Calibri Light1" svg:font-family="'Calibri Light'" style:font-adornments="Fett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99cm" fo:text-indent="0cm" style:auto-text-indent="false"/>
      <style:text-properties style:font-name="Calibri" fo:font-family="Calibri" style:font-style-name="Standard" style:font-family-generic="swiss" style:font-pitch="variable"/>
    </style:style>
    <style:style style:name="Footnote" style:family="paragraph" style:parent-style-name="Standard" style:class="extra" style:master-page-name="">
      <style:paragraph-properties fo:margin-left="0cm" fo:margin-right="0cm" fo:margin-top="0.101cm" fo:margin-bottom="0.101cm" style:contextual-spacing="false" fo:text-align="start" style:justify-single-word="false" fo:text-indent="0cm" style:auto-text-indent="false" style:page-number="auto" text:number-lines="false" text:line-number="0">
        <style:tab-stops>
          <style:tab-stop style:position="0.499cm"/>
        </style:tab-stops>
      </style:paragraph-properties>
      <style:text-properties fo:font-size="9pt" style:letter-kerning="tru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 Light" fo:font-family="'Calibri Light'" style:font-style-name="Standard" style:font-family-generic="swiss" style:font-pitch="variable" fo:font-size="14pt" fo:font-weight="250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049cm" fo:margin-bottom="0.049cm" style:contextual-spacing="false" fo:line-height="100%" fo:text-align="start" style:justify-single-word="false" fo:orphans="2" fo:widows="2" fo:text-indent="0cm" style:auto-text-indent="false" style:page-number="auto"/>
      <style:text-properties style:font-name="Calibri" fo:font-family="Calibri" style:font-style-name="Standard" style:font-family-generic="swiss" style:font-pitch="variable" fo:font-size="11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.4cm" fo:margin-top="0.423cm" fo:margin-bottom="0.212cm" style:contextual-spacing="false" fo:text-indent="0cm" style:auto-text-indent="false"/>
      <style:text-properties style:font-name="Calibri Light1" fo:font-family="'Calibri Light'" style:font-style-name="Fett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 Light1" fo:font-family="'Calibri Light'" style:font-style-name="Fett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1f2f212"/>
    </style:style>
    <style:style style:name="MT1" style:family="text">
      <style:text-properties style:font-name="Calibri" fo:font-size="9pt" officeooo:rsid="0168f702"/>
    </style:style>
    <style:style style:name="MT2" style:family="text">
      <style:text-properties style:font-name="Calibri" fo:font-size="9pt" officeooo:rsid="01f5f510"/>
    </style:style>
    <style:style style:name="MT3" style:family="text">
      <style:text-properties style:font-name="Calibri" fo:font-size="9pt" officeooo:rsid="01d0ff86"/>
    </style:style>
    <style:style style:name="MT4" style:family="text">
      <style:text-properties officeooo:rsid="0168f702"/>
    </style:style>
    <style:style style:name="MT5" style:family="text">
      <style:text-properties style:font-name="Calibri" fo:font-size="9pt" officeooo:rsid="01ee0839"/>
    </style:style>
    <style:style style:name="MT6" style:family="text">
      <style:text-properties style:font-name="Calibri" fo:font-size="9pt" officeooo:rsid="01d5aa0b"/>
    </style:style>
    <style:page-layout style:name="Mpm1">
      <style:page-layout-properties fo:page-width="21.001cm" fo:page-height="29.7cm" style:num-format="1" style:print-orientation="portrait" fo:margin-top="1.401cm" fo:margin-bottom="1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opacity="5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201cm" fo:margin-left="0cm" fo:margin-right="0cm" fo:margin-top="0.101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file-name text:display="name-and-extension">HKM_VM_Cheat_Sheet.odt</text:file-name><text:s text:c="4"/><text:span text:style-name="MT1">V</text:span><text:span text:style-name="MT2">0.5.87.</text:span><text:span text:style-name="MT3">5</text:span><text:span text:style-name="MT2">7</text:span><text:span text:style-name="MT4"> <text:s text:c="10"/></text:span><text:span text:style-name="MT5">31</text:span><text:span text:style-name="MT6">.12</text:span><text:span text:style-name="MT4">.21 <text:s text:c="16"/>Horst Rupp</text:span><text:tab/><text:page-number text:select-page="current">2</text:page-number> / <text:page-count>2</text:page-count></text:p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Left_20_Page" style:display-name="Left Page" style:page-layout-name="Mpm3" draw:style-name="Mdp2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2" style:next-style-name="Left_20_Page">
      <style:header>
        <text:p text:style-name="Header"/>
      </style:header>
    </style:master-page>
    <style:master-page style:name="Envelope" style:page-layout-name="Mpm5" draw:style-name="Mdp2">
      <style:header>
        <text:p text:style-name="Header"/>
      </style:header>
    </style:master-page>
    <style:master-page style:name="Index" style:page-layout-name="Mpm2" draw:style-name="Mdp2">
      <style:header>
        <text:p text:style-name="Header"/>
      </style:header>
    </style:master-page>
    <style:master-page style:name="HTML" style:page-layout-name="Mpm6" draw:style-name="Mdp2">
      <style:header>
        <text:p text:style-name="Header"/>
      </style:header>
    </style:master-page>
    <style:master-page style:name="Footnote" style:page-layout-name="Mpm7" draw:style-name="Mdp2">
      <style:header>
        <text:p text:style-name="Header"/>
      </style:header>
    </style:master-page>
    <style:master-page style:name="Endnote" style:page-layout-name="Mpm7" draw:style-name="Mdp2">
      <style:header>
        <text:p text:style-name="Header"/>
      </style:header>
    </style:master-page>
    <style:master-page style:name="Landscape" style:page-layout-name="Mpm8" draw:style-name="Mdp2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31T12:19:27.517000000</dc:date>
    <meta:editing-duration>P1DT22H32M39S</meta:editing-duration>
    <meta:editing-cycles>137</meta:editing-cycles>
    <meta:generator>LibreOffice/7.2.4.1$Windows_X86_64 LibreOffice_project/27d75539669ac387bb498e35313b970b7fe9c4f9</meta:generator>
    <dc:creator>Horst Rupp</dc:creator>
    <meta:document-statistic meta:table-count="0" meta:image-count="0" meta:object-count="0" meta:page-count="2" meta:paragraph-count="19" meta:word-count="147" meta:character-count="1034" meta:non-whitespace-character-count="880"/>
  </office:meta>
</office:document-meta>
</file>